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5" style:family="paragraph" style:parent-style-name="Standard">
      <style:paragraph-properties fo:line-height="15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6" style:family="paragraph" style:parent-style-name="Standard">
      <style:paragraph-properties fo:line-height="150%" fo:text-align="start"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line-height="150%" fo:text-align="justify" style:justify-single-word="fals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fo:break-before="pag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10" style:family="paragraph" style:parent-style-name="Standard">
      <style:paragraph-properties fo:line-height="15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1" style:family="paragraph" style:parent-style-name="Standard" style:list-style-name="L1">
      <style:paragraph-properties fo:line-height="15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2" style:family="paragraph" style:parent-style-name="Standard" style:list-style-name="L2">
      <style:paragraph-properties fo:line-height="150%" fo:text-align="justify" style:justify-single-word="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3" style:family="paragraph" style:parent-style-name="Standard">
      <style:paragraph-properties fo:line-height="150%" fo:text-align="justify" style:justify-single-word="false"/>
      <style:text-properties fo:color="#000000" style:font-name="Times New Roman"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font-weight-complex="normal"/>
    </style:style>
    <style:style style:name="P14" style:family="paragraph" style:parent-style-name="Standard">
      <style:paragraph-properties fo:line-height="150%" fo:text-align="start"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Standard" style:list-style-name="L2">
      <style:paragraph-properties fo:margin-left="0in" fo:margin-right="0in" fo:line-height="150%" fo:text-align="justify" style:justify-single-word="false" fo:text-indent="0in" style:auto-text-indent="false"/>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fo:color="#000000" style:font-name="Times New Roman" fo:font-style="normal" style:font-name-asian="Times New Roman" style:font-style-asian="normal" style:font-name-complex="Times New Roman" style:font-style-complex="normal"/>
    </style:style>
    <style:style style:name="T6" style:family="text">
      <style:text-properties style:font-name="Times New Roman"/>
    </style:style>
    <style:style style:name="T7" style:family="text">
      <style:text-properties fo:font-style="normal"/>
    </style:style>
    <style:style style:name="T8" style:family="text">
      <style:text-properties style:font-name-asian="Times New Roman"/>
    </style:style>
    <style:style style:name="T9" style:family="text">
      <style:text-properties style:font-style-asian="normal"/>
    </style:style>
    <style:style style:name="T10" style:family="text">
      <style:text-properties style:font-name-complex="Times New Roman"/>
    </style:style>
    <style:style style:name="T11" style:family="text">
      <style:text-properties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8">An Alternative Model for the</text:p>
      <text:p text:style-name="P3"><text:s/>Economic Evaluation of Resource Amenities</text:p>
      <text:p text:style-name="P3"/>
      <text:p text:style-name="P3"/>
      <text:p text:style-name="P2"/>
      <text:p text:style-name="P2">Submitted in Partial Fulfillment of the Requirements </text:p>
      <text:p text:style-name="P2">for Economics of Sustainability (EC 522), Portland State University</text:p>
      <text:p text:style-name="P2"/>
      <text:p text:style-name="P2">Bruce D. Marron</text:p>
      <text:p text:style-name="P2">January 26, 2011</text:p>
      <text:p text:style-name="P4"/>
      <text:p text:style-name="P9">Problem Statement</text:p>
      <text:p text:style-name="P5">We are all shareholders of Earth Inc., an incredibly beautiful dissipative structure exquisitely designed to produce ever-increasing complex forms of life. <text:s/>In reviewing the annual reports we realize that production is faltering and returns are dropping, perhaps to the point of dissolution. <text:s/>Apparently, the availability of critical resource inputs coupled with the over-production of a particular product line are to blame. <text:s/>Naturally, we seek to remedy both situations.</text:p>
      <text:p text:style-name="P5"/>
      <text:p text:style-name="P5">A little silly perhaps, but the analogy above does highlight the realities of our planetary state in 2011-- we are short on resource amenities and long on humans. <text:s/>I am exceedingly grateful to the growing community of economists who have joined with ecologists, climate scientists, agronomists, social justice advocates, and many others to try to correct the imbalances. <text:s/>Economists, through the lens of economic development, have provided absolutely critical pieces of the corrective puzzle; namely, that our planet offers us both natural resource commodities and natural resource amenities; two very different but related items of value. And while our economic systems handle the former very well, such economic systems have virtually excluded the latter. <text:s/>Economists are now struggling to somehow include resource amenities (the host of ecosystems services that have thus far been available as public goods) into economic evaluations. <text:s/>This is tough work but absolutely necessary. <text:s/></text:p>
      <text:p text:style-name="P5"/>
      <text:p text:style-name="P5">Researchers in economics thus far have tried to assign monetary value to resource amenities through a variety of what I will call <text:span text:style-name="T2">secondary techniques</text:span> -- techniques that start from the premise that economic value is a function of human culture. <text:s/>For example, the usefulness of willingness to pay (WTP) analysis is that WTP is a function of consumer sovereignty. But consumer sovereignty is an artifact of cultural activity and thus WTP (in all of its various forms and amendments) is a secondary technique because it is premised on the fact that human culture engages in economic activity. <text:s/>Secondary techniques applied to resource amenity valuation include the travel cost method, the total economic value method (with its subset of use values and non-use values), contingent value methods, conjoint analysis methods, hedonic price methods, and combined, stated and revealed preference methods.</text:p>
      <text:p text:style-name="P5"/>
      <text:p text:style-name="P14"><text:span text:style-name="T5">Theoretical Basis for the Alternative Model</text:span></text:p>
      <text:p text:style-name="P5">The alternative model (presented below in spreadsheet format) allows researchers to develop <text:span text:style-name="T2">primary techniques –</text:span> techniques for estimating the value of resource amenities that start from the premise that the <text:soft-page-break/>economic value of the environment is a function of humans as biological organisms embedded in the biosphere. The tenets for the alternative model are as follows.</text:p>
      <text:list text:style-name="L1">
        <text:list-item>
          <text:p text:style-name="P11">Human beings <text:span text:style-name="T3">themselves</text:span> are, as biological organisms, the link between ecology and economics. <text:s/>As organisms they participate in biogeochemical cycles, as citizens they participate in economic cycles.</text:p>
        </text:list-item>
        <text:list-item>
          <text:p text:style-name="P11">A single human being is an organism that requires three (very) basic inputs (oxygen, water, and photosynthetic carbon) and produces three (very) basic outputs (carbon dioxide, waste water, and fecal carbon). <text:s/>These biological inputs and biological outputs can be quantified per capita and directly related to quantified amounts of the ecosystem goods and services needed to produce the inputs and recycle the outputs. A variety of simplifying but credible assumptions can be made.</text:p>
        </text:list-item>
        <text:list-item>
          <text:p text:style-name="P11">A single human being “works” (in both the economic and the physical sense of the word) thereby generating labor capital. <text:s/>This total work is made possible because of the energy transfers between the human being (as an organism) and its environment. <text:s/>This total work can be quantified and directly related to a quantity of money earned. Again, a variety of simplifying but credible assumptions can be made.</text:p>
        </text:list-item>
        <text:list-item>
          <text:p text:style-name="P11">By 2. and 3. above, the total quantity of resource amenities used (per capita) <text:s/>can be set equal to the total quantity of <text:s/>money earned by work (per capita).</text:p>
        </text:list-item>
        <text:list-item>
          <text:p text:style-name="P11">By 4. above, resource amenities can be directly monetized (per capita) because the energy of the entire system is conserved (per capita). <text:s/>Conservative system dynamics, equations, and relationships can thus be applied.</text:p>
        </text:list-item>
      </text:list>
      <text:p text:style-name="P5"/>
      <text:p text:style-name="P7">Identification, Description, and Definition of State Variables</text:p>
      <text:p text:style-name="P5"/>
      <text:p text:style-name="P5"/>
      <text:p text:style-name="P5"/>
      <text:p text:style-name="P5"/>
      <text:p text:style-name="P7">Proposed Products</text:p>
      <text:p text:style-name="P5">Upon completion, the proposed research will:</text:p>
      <text:list text:style-name="L2">
        <text:list-item>
          <text:p text:style-name="P12">Identify at least three (3) of the primary state variables that follow from tenets 1. through 5. listed above;</text:p>
        </text:list-item>
        <text:list-item>
          <text:p text:style-name="P12">Define (simplified!) functions that constitute each state variable;</text:p>
        </text:list-item>
        <text:list-item>
          <text:p text:style-name="P12"><text:soft-page-break/>Define the basic mathematical relationships between the state variables;</text:p>
        </text:list-item>
        <text:list-item>
          <text:p text:style-name="P12">Deliver a preliminary, functioning mathematical model; and</text:p>
        </text:list-item>
        <text:list-item>
          <text:p text:style-name="P15">Provide a “first-round” estimate of the monetary value for a single bundle of ecosystem services on a per capita basis given a suite of boundary conditions and simplifying assumptions (i.e., <text:s/>validate that the model is viable and that its output is at least realistic).</text:p>
        </text:list-item>
      </text:list>
      <text:p text:style-name="P5"/>
      <text:p text:style-name="P6"/>
      <text:p text:style-name="P6"><text: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10T19:13:42</meta:creation-date>
    <dc:date>2011-02-02T11:41:25</dc:date>
    <meta:print-date>2011-01-26T11:18:31</meta:print-date>
    <meta:editing-cycles>46</meta:editing-cycles>
    <meta:editing-duration>PT11H0M57S</meta:editing-duration>
    <meta:user-defined meta:name="Info 1"/>
    <meta:user-defined meta:name="Info 2"/>
    <meta:user-defined meta:name="Info 3"/>
    <meta:user-defined meta:name="Info 4"/>
    <meta:document-statistic meta:table-count="0" meta:image-count="0" meta:object-count="0" meta:page-count="4" meta:paragraph-count="26" meta:word-count="782" meta:character-count="5161"/>
  </office:meta>
</office:document-meta>
</file>